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242e" officeooo:paragraph-rsid="000d242e"/>
    </style:style>
    <style:style style:name="P2" style:family="paragraph" style:parent-style-name="Standard">
      <style:text-properties officeooo:rsid="000d450e" officeooo:paragraph-rsid="000d450e"/>
    </style:style>
    <style:style style:name="P3" style:family="paragraph" style:parent-style-name="Standard">
      <style:text-properties officeooo:rsid="000e4d38" officeooo:paragraph-rsid="000e4d38"/>
    </style:style>
    <style:style style:name="P4" style:family="paragraph" style:parent-style-name="Standard">
      <style:text-properties officeooo:rsid="000e9f79" officeooo:paragraph-rsid="000e9f79"/>
    </style:style>
    <style:style style:name="P5" style:family="paragraph" style:parent-style-name="Standard">
      <style:text-properties officeooo:rsid="001007e8" officeooo:paragraph-rsid="001007e8"/>
    </style:style>
    <style:style style:name="T1" style:family="text">
      <style:text-properties officeooo:rsid="00114f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esults of testing phase1’s Assember class:</text:p>
      <text:p text:style-name="Standard">assembler_test.cpp(20): error: in "MyTestCase": check e == c has failed [2305 != 2049]</text:p>
      <text:p text:style-name="Standard">assembler_test.cpp(20): error: in "MyTestCase": check e == c has failed [10305 != 10304]</text:p>
      <text:p text:style-name="Standard">assembler_test.cpp(20): error: in "MyTestCase": check e == c has failed [33024 != 32768]</text:p>
      <text:p text:style-name="Standard">assembler_test.cpp(20): error: in "MyTestCase": check e == c has failed [35072 != 34816]</text:p>
      <text:p text:style-name="Standard">assembler_test.cpp(20): error: in "MyTestCase": check e == c has failed [37120 != 36864]</text:p>
      <text:p text:style-name="Standard">assembler_test.cpp(20): error: in "MyTestCase": check e == c has failed [39168 != 38912]</text:p>
      <text:p text:style-name="Standard">assembler_test.cpp(20): error: in "MyTestCase": check e == c has failed [41216 != 40960]</text:p>
      <text:p text:style-name="Standard"/>
      <text:p text:style-name="P1">1. 2305 != 2049:</text:p>
      <text:p text:style-name="P1">implies “store 0 1” did not compile into |0000|1001|0000|0001|</text:p>
      <text:p text:style-name="P1">where op = 1, rd =0, i = 1, and CA = 1</text:p>
      <text:p text:style-name="P1">instead into |0000|1000|0000|0001|</text:p>
      <text:p text:style-name="P1">where op=1,rd=0,i=0,CA=1;</text:p>
      <text:p text:style-name="P1"/>
      <text:p text:style-name="P1">Issue: The store instruction is compiled with the i flag set to 0 where it should be 1.</text:p>
      <text:p text:style-name="P2">solution: Assembler does not set i to 1 when there are instructions that set i flag to 1 but do not have ”i” in its name like store, call, jumpg, etc. <text:s/>So the Assmbler checks for them after checking for “i” in the name at seting it to 1.</text:p>
      <text:p text:style-name="P2"/>
      <text:p text:style-name="P2">2. 10305 != 10304:</text:p>
      <text:p text:style-name="P3">for “subc 0 1” small typo where there is a one at the last bit where there shouldn’t be at the expected and will be fixed.</text:p>
      <text:p text:style-name="P3"/>
      <text:p text:style-name="P3">3. 33024 != 32768:</text:p>
      <text:p text:style-name="P3">for “jump 0” where it compiled as |1000|0000|0000|0000|</text:p>
      <text:p text:style-name="P3">but was expected to compile as |1000|0001|0000|0000|</text:p>
      <text:p text:style-name="P3">where i was set to 0 instead of one</text:p>
      <text:p text:style-name="P3">It appears to be the same issue and that issue alone may have had a cascading effect on following instructions. <text:s/>Will compile with new fix.</text:p>
      <text:p text:style-name="P3"/>
      <text:p text:style-name="P3">The Test was a success. <text:s/>I have verified that each instruction compiled to expectations thanks to the Boost unit test framework and over 2 hours of tediously translating and writing out every instruction in “allins.s” manually to “expected.o”.</text:p>
      <text:p text:style-name="P4">Now the old assembler in phase 1 shall be patched with the new code.</text:p>
      <text:p text:style-name="P4"/>
      <text:p text:style-name="P5">Trying on a pre-existing file:</text:p>
      <text:p text:style-name="P5">this is “debug.o” before the change:</text:p>
      <text:p text:style-name="P5">612</text:p>
      <text:p text:style-name="P5">776</text:p>
      <text:p text:style-name="P5">2610 *</text:p>
      <text:p text:style-name="P5">4736</text:p>
      <text:p text:style-name="P5">4876</text:p>
      <text:p text:style-name="P5">6784</text:p>
      <text:p text:style-name="P5">6920</text:p>
      <text:p text:style-name="P5">8832</text:p>
      <text:p text:style-name="P5">8972</text:p>
      <text:p text:style-name="P5">10880</text:p>
      <text:p text:style-name="P5">11016</text:p>
      <text:p text:style-name="P5">12928</text:p>
      <text:p text:style-name="P5">13068</text:p>
      <text:p text:style-name="P5">14976</text:p>
      <text:p text:style-name="P5"><text:soft-page-break/>15112</text:p>
      <text:p text:style-name="P5">16384</text:p>
      <text:p text:style-name="P5">18944</text:p>
      <text:p text:style-name="P5">20992</text:p>
      <text:p text:style-name="P5">23040</text:p>
      <text:p text:style-name="P5">25088</text:p>
      <text:p text:style-name="P5">27264</text:p>
      <text:p text:style-name="P5">27404</text:p>
      <text:p text:style-name="P5">29184</text:p>
      <text:p text:style-name="P5">31232</text:p>
      <text:p text:style-name="P5">32868 *</text:p>
      <text:p text:style-name="P5">34866 *</text:p>
      <text:p text:style-name="P5">36964 *</text:p>
      <text:p text:style-name="P5">38962 *</text:p>
      <text:p text:style-name="P5">41060 *</text:p>
      <text:p text:style-name="P5">43008</text:p>
      <text:p text:style-name="P5">45568</text:p>
      <text:p text:style-name="P5">47616</text:p>
      <text:p text:style-name="P5">49152</text:p>
      <text:p text:style-name="P5">51200</text:p>
      <text:p text:style-name="P5"/>
      <text:p text:style-name="P5">this is “debug.o” after the change:</text:p>
      <text:p text:style-name="P5">612</text:p>
      <text:p text:style-name="P5">776</text:p>
      <text:p text:style-name="P5">2866 *</text:p>
      <text:p text:style-name="P5">4736</text:p>
      <text:p text:style-name="P5">4876</text:p>
      <text:p text:style-name="P5">6784</text:p>
      <text:p text:style-name="P5">6920</text:p>
      <text:p text:style-name="P5">8832</text:p>
      <text:p text:style-name="P5">8972</text:p>
      <text:p text:style-name="P5">10880</text:p>
      <text:p text:style-name="P5">11016</text:p>
      <text:p text:style-name="P5">12928</text:p>
      <text:p text:style-name="P5">13068</text:p>
      <text:p text:style-name="P5">14976</text:p>
      <text:p text:style-name="P5">15112</text:p>
      <text:p text:style-name="P5">16384</text:p>
      <text:p text:style-name="P5">18944</text:p>
      <text:p text:style-name="P5">20992</text:p>
      <text:p text:style-name="P5">23040</text:p>
      <text:p text:style-name="P5">25088</text:p>
      <text:p text:style-name="P5">27264</text:p>
      <text:p text:style-name="P5">27404</text:p>
      <text:p text:style-name="P5">29184</text:p>
      <text:p text:style-name="P5">31232</text:p>
      <text:p text:style-name="P5">33124 *</text:p>
      <text:p text:style-name="P5">35122 *</text:p>
      <text:p text:style-name="P5">37220 *</text:p>
      <text:p text:style-name="P5">39218 *</text:p>
      <text:p text:style-name="P5">41316 *</text:p>
      <text:p text:style-name="P5">43008</text:p>
      <text:p text:style-name="P5">45568</text:p>
      <text:p text:style-name="P5"><text:soft-page-break/>47616</text:p>
      <text:p text:style-name="P5">49152</text:p>
      <text:p text:style-name="P5">51200</text:p>
      <text:p text:style-name="P5"/>
      <text:p text:style-name="P5">as the asterisks indicate, changes to how store, call, jump, jumpl, jumpe, jumpg have changed This may have little effect as Virtual Machine doesn’t check for immediate flag when these instructions are called anyway. <text:s/><text:span text:style-name="T1">In fact they do not have any effect to the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9:39:31.568513850</meta:creation-date>
    <dc:date>2018-06-22T20:52:02.528943786</dc:date>
    <meta:editing-duration>PT25M43S</meta:editing-duration>
    <meta:editing-cycles>2</meta:editing-cycles>
    <meta:generator>LibreOffice/6.0.3.2$Linux_X86_64 LibreOffice_project/00m0$Build-2</meta:generator>
    <meta:document-statistic meta:table-count="0" meta:image-count="0" meta:object-count="0" meta:page-count="3" meta:paragraph-count="96" meta:word-count="472" meta:character-count="2622" meta:non-whitespace-character-count="2242"/>
  </office:meta>
</office:document-meta>
</file>